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90000003596EC1AD1CF97167B.png" manifest:media-type="image/png"/>
  <manifest:file-entry manifest:full-path="Pictures/100000000000077A0000006988A8455C39F53B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paragraph-rsid="001c1998"/>
    </style:style>
    <style:style style:name="P3" style:family="paragraph" style:parent-style-name="Heading_20_1">
      <style:text-properties officeooo:paragraph-rsid="001cc9f9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 style:list-style-name="WWNum9"/>
    <style:style style:name="P6" style:family="paragraph" style:parent-style-name="Heading_20_2">
      <style:text-properties officeooo:paragraph-rsid="001c1998"/>
    </style:style>
    <style:style style:name="P7" style:family="paragraph" style:parent-style-name="Heading_20_2">
      <style:text-properties officeooo:paragraph-rsid="001cc9f9"/>
    </style:style>
    <style:style style:name="P8" style:family="paragraph" style:parent-style-name="Standard">
      <style:text-properties fo:color="#365f91" loext:opacity="100%" style:font-name="Verdana" fo:font-size="12pt" fo:font-weight="bold" style:font-name-asian="F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text-properties fo:color="#365f91" loext:opacity="100%" style:font-name="Verdana" fo:font-size="14pt" fo:font-weight="bold" style:font-name-asian="F" style:font-size-asian="14pt" style:font-weight-asian="bold" style:font-name-complex="F" style:font-size-complex="14pt" style:font-weight-complex="bold"/>
    </style:style>
    <style:style style:name="P10" style:family="paragraph" style:parent-style-name="Standard">
      <style:text-properties style:font-name="Verdana" style:language-asian="fr" style:country-asian="FR"/>
    </style:style>
    <style:style style:name="P11" style:family="paragraph" style:parent-style-name="Standard">
      <style:text-properties officeooo:rsid="001c1998" officeooo:paragraph-rsid="001c1998"/>
    </style:style>
    <style:style style:name="P12" style:family="paragraph" style:parent-style-name="Standard">
      <style:text-properties officeooo:paragraph-rsid="001c1998"/>
    </style:style>
    <style:style style:name="P13" style:family="paragraph" style:parent-style-name="Standard">
      <style:text-properties officeooo:paragraph-rsid="001cc9f9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99pt solid #17365d" style:shadow="#000000 0.035cm 0.035cm"/>
      <style:text-properties fo:color="#17365d" loext:opacity="100%" style:font-name="Verdana" fo:font-size="28pt" style:font-size-asian="28pt" style:font-size-complex="28pt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99pt solid #17365d" style:shadow="#000000 0.035cm 0.035cm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fo:padding-left="0.141cm" fo:padding-right="0.141cm" fo:padding-top="0.035cm" fo:padding-bottom="0.035cm" fo:border="0.99pt solid #17365d" style:shadow="#000000 0.035cm 0.035cm"/>
      <style:text-properties fo:color="#17365d" loext:opacity="100%" style:font-name="Verdana" fo:font-size="12pt" fo:font-weight="bold" style:font-size-asian="12pt" style:font-weight-asian="bold" style:font-size-complex="12pt"/>
    </style:style>
    <style:style style:name="P17" style:family="paragraph" style:parent-style-name="Standard" style:master-page-name="Standard">
      <style:paragraph-properties style:page-number="auto"/>
      <style:text-properties fo:color="#000000" loext:opacity="100%" style:font-name="Verdana" fo:font-weight="bold" style:font-weight-asian="bold"/>
    </style:style>
    <style:style style:name="P18" style:family="paragraph" style:parent-style-name="Subtitle">
      <style:paragraph-properties fo:break-before="page"/>
    </style:style>
    <style:style style:name="T1" style:family="text">
      <style:text-properties fo:color="#17365d" loext:opacity="100%" style:font-name="Verdana" fo:font-size="28pt" fo:font-weight="bold" style:font-size-asian="28pt" style:font-weight-asian="bold" style:font-size-complex="28pt"/>
    </style:style>
    <style:style style:name="T2" style:family="text">
      <style:text-properties fo:color="#17365d" loext:opacity="100%" style:font-name="Verdana" fo:font-size="28pt" fo:font-weight="bold" officeooo:rsid="001c1998" style:font-size-asian="28pt" style:font-weight-asian="bold" style:font-size-complex="28pt"/>
    </style:style>
    <style:style style:name="T3" style:family="text">
      <style:text-properties style:use-window-font-color="true" loext:opacity="0%" style:font-name="Calibri" fo:font-size="11pt" fo:font-weight="normal" style:font-name-asian="F" style:font-size-asian="11pt" style:language-asian="fr" style:country-asian="FR" style:font-weight-asian="normal" style:font-name-complex="F" style:font-size-complex="11pt" style:font-weight-complex="normal"/>
    </style:style>
    <style:style style:name="T4" style:family="text">
      <style:text-properties style:use-window-font-color="true" loext:opacity="0%" style:font-name="Calibri" style:font-name-asian="F" style:language-asian="fr" style:country-asian="FR" style:font-name-complex="F" style:font-weight-complex="normal"/>
    </style:style>
    <style:style style:name="T5" style:family="text">
      <style:text-properties text:display="true"/>
    </style:style>
    <style:style style:name="T6" style:family="text">
      <style:text-properties style:font-name="Symbol1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style:font-name="Verdana" officeooo:rsid="001c1998"/>
    </style:style>
    <style:style style:name="T10" style:family="text">
      <style:text-properties style:font-name="Verdana" officeooo:rsid="001cc9f9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1c1998"/>
    </style:style>
    <style:style style:name="T13" style:family="text">
      <style:text-properties officeooo:rsid="001cc9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4"/>
      <text:p text:style-name="P15"><text:span text:style-name="T1">Manuel utilisateur</text:span></text:p>
      <text:p text:style-name="P15"><text:span text:style-name="T1">-</text:span></text:p>
      <text:p text:style-name="P15"><text:span text:style-name="T1">Application </text:span><text:span text:style-name="T2">Locacar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bookmark-start text:name="_Toc384732364"/><text:bookmark-start text:name="_Toc387649291"/><text:bookmark-start text:name="_Toc387342404"/><text:bookmark-start text:name="_Toc386442507"/><text:bookmark-start text:name="_Toc384814152"/></text:p>
      <text:p text:style-name="P18">Table des matières<text:bookmark-end text:name="_Toc384732364"/><text:bookmark-end text:name="_Toc384814152"/><text:bookmark-end text:name="_Toc386442507"/><text:bookmark-end text:name="_Toc387342404"/><text:bookmark-end text:name="_Toc387649291"/></text:p>
      <text:p text:style-name="P10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4085917" text:style-name="Index_20_Link" text:visited-style-name="Index_20_Link">1.</text:a><text:a xlink:type="simple" xlink:href="#_Toc444085917" text:style-name="Index_20_Link" text:visited-style-name="Index_20_Link"><text:span text:style-name="T3"><text:tab/></text:span></text:a><text:a xlink:type="simple" xlink:href="#_Toc444085917" text:style-name="Index_20_Link" text:visited-style-name="Index_20_Link">Vue d’ensemble et principes généraux</text:a><text:a xlink:type="simple" xlink:href="#_Toc444085917" text:style-name="Index_20_Link" text:visited-style-name="Index_20_Link"><text:span text:style-name="T5"><text:tab/>2</text:span></text:a></text:p>
          <text:p text:style-name="Contents_20_1"><text:a xlink:type="simple" xlink:href="#_Toc444085918" text:style-name="Index_20_Link" text:visited-style-name="Index_20_Link">2.</text:a><text:a xlink:type="simple" xlink:href="#_Toc444085918" text:style-name="Index_20_Link" text:visited-style-name="Index_20_Link"><text:span text:style-name="T3"><text:tab/></text:span></text:a><text:a xlink:type="simple" xlink:href="#_Toc444085918" text:style-name="Index_20_Link" text:visited-style-name="Index_20_Link">Vous êtes ANONYME</text:a><text:a xlink:type="simple" xlink:href="#_Toc444085918" text:style-name="Index_20_Link" text:visited-style-name="Index_20_Link"><text:span text:style-name="T5"><text:tab/>2</text:span></text:a></text:p>
          <text:p text:style-name="Contents_20_2"><text:a xlink:type="simple" xlink:href="#_Toc444085919" text:style-name="Index_20_Link" text:visited-style-name="Index_20_Link"><text:span text:style-name="T6"></text:span></text:a><text:a xlink:type="simple" xlink:href="#_Toc444085919" text:style-name="Index_20_Link" text:visited-style-name="Index_20_Link"><text:span text:style-name="T4"><text:tab/></text:span></text:a><text:a xlink:type="simple" xlink:href="#_Toc444085919" text:style-name="Index_20_Link" text:visited-style-name="Index_20_Link">Votre menu</text:a><text:a xlink:type="simple" xlink:href="#_Toc444085919" text:style-name="Index_20_Link" text:visited-style-name="Index_20_Link"><text:span text:style-name="T5"><text:tab/>2</text:span></text:a></text:p>
          <text:p text:style-name="Contents_20_2"><text:a xlink:type="simple" xlink:href="#_Toc444085920" text:style-name="Index_20_Link" text:visited-style-name="Index_20_Link"><text:span text:style-name="T6"></text:span></text:a><text:a xlink:type="simple" xlink:href="#_Toc444085920" text:style-name="Index_20_Link" text:visited-style-name="Index_20_Link"><text:span text:style-name="T4"><text:tab/></text:span></text:a><text:a xlink:type="simple" xlink:href="#_Toc444085920" text:style-name="Index_20_Link" text:visited-style-name="Index_20_Link">Votre page d’accueil</text:a><text:a xlink:type="simple" xlink:href="#_Toc444085920" text:style-name="Index_20_Link" text:visited-style-name="Index_20_Link"><text:span text:style-name="T5"><text:tab/>2</text:span></text:a></text:p>
          <text:p text:style-name="Contents_20_2"><text:a xlink:type="simple" xlink:href="#_Toc444085921" text:style-name="Index_20_Link" text:visited-style-name="Index_20_Link"><text:span text:style-name="T6"></text:span></text:a><text:a xlink:type="simple" xlink:href="#_Toc444085921" text:style-name="Index_20_Link" text:visited-style-name="Index_20_Link"><text:span text:style-name="T4"><text:tab/></text:span></text:a><text:a xlink:type="simple" xlink:href="#_Toc444085921" text:style-name="Index_20_Link" text:visited-style-name="Index_20_Link">Page 1</text:a><text:a xlink:type="simple" xlink:href="#_Toc444085921" text:style-name="Index_20_Link" text:visited-style-name="Index_20_Link"><text:span text:style-name="T5"><text:tab/>2</text:span></text:a></text:p>
          <text:p text:style-name="Contents_20_2"><text:a xlink:type="simple" xlink:href="#_Toc444085922" text:style-name="Index_20_Link" text:visited-style-name="Index_20_Link"><text:span text:style-name="T6"></text:span></text:a><text:a xlink:type="simple" xlink:href="#_Toc444085922" text:style-name="Index_20_Link" text:visited-style-name="Index_20_Link"><text:span text:style-name="T4"><text:tab/></text:span></text:a><text:a xlink:type="simple" xlink:href="#_Toc444085922" text:style-name="Index_20_Link" text:visited-style-name="Index_20_Link">Page 2</text:a><text:a xlink:type="simple" xlink:href="#_Toc444085922" text:style-name="Index_20_Link" text:visited-style-name="Index_20_Link"><text:span text:style-name="T5"><text:tab/>2</text:span></text:a></text:p>
          <text:p text:style-name="Contents_20_2"><text:a xlink:type="simple" xlink:href="#_Toc444085923" text:style-name="Index_20_Link" text:visited-style-name="Index_20_Link"><text:span text:style-name="T6"></text:span></text:a><text:a xlink:type="simple" xlink:href="#_Toc444085923" text:style-name="Index_20_Link" text:visited-style-name="Index_20_Link"><text:span text:style-name="T4"><text:tab/></text:span></text:a><text:a xlink:type="simple" xlink:href="#_Toc444085923" text:style-name="Index_20_Link" text:visited-style-name="Index_20_Link">Page …</text:a><text:a xlink:type="simple" xlink:href="#_Toc444085923" text:style-name="Index_20_Link" text:visited-style-name="Index_20_Link"><text:span text:style-name="T5"><text:tab/>2</text:span></text:a></text:p>
          <text:p text:style-name="Contents_20_1"><text:a xlink:type="simple" xlink:href="#_Toc444085924" text:style-name="Index_20_Link" text:visited-style-name="Index_20_Link">3.</text:a><text:a xlink:type="simple" xlink:href="#_Toc444085924" text:style-name="Index_20_Link" text:visited-style-name="Index_20_Link"><text:span text:style-name="T3"><text:tab/></text:span></text:a><text:a xlink:type="simple" xlink:href="#_Toc444085924" text:style-name="Index_20_Link" text:visited-style-name="Index_20_Link">Vous êtes PROFIL 1</text:a><text:a xlink:type="simple" xlink:href="#_Toc444085924" text:style-name="Index_20_Link" text:visited-style-name="Index_20_Link"><text:span text:style-name="T5"><text:tab/>3</text:span></text:a></text:p>
          <text:p text:style-name="Contents_20_2"><text:a xlink:type="simple" xlink:href="#_Toc444085925" text:style-name="Index_20_Link" text:visited-style-name="Index_20_Link"><text:span text:style-name="T6"></text:span></text:a><text:a xlink:type="simple" xlink:href="#_Toc444085925" text:style-name="Index_20_Link" text:visited-style-name="Index_20_Link"><text:span text:style-name="T4"><text:tab/></text:span></text:a><text:a xlink:type="simple" xlink:href="#_Toc444085925" text:style-name="Index_20_Link" text:visited-style-name="Index_20_Link">Votre menu</text:a><text:a xlink:type="simple" xlink:href="#_Toc444085925" text:style-name="Index_20_Link" text:visited-style-name="Index_20_Link"><text:span text:style-name="T5"><text:tab/>3</text:span></text:a></text:p>
          <text:p text:style-name="Contents_20_2"><text:a xlink:type="simple" xlink:href="#_Toc444085926" text:style-name="Index_20_Link" text:visited-style-name="Index_20_Link"><text:span text:style-name="T6"></text:span></text:a><text:a xlink:type="simple" xlink:href="#_Toc444085926" text:style-name="Index_20_Link" text:visited-style-name="Index_20_Link"><text:span text:style-name="T4"><text:tab/></text:span></text:a><text:a xlink:type="simple" xlink:href="#_Toc444085926" text:style-name="Index_20_Link" text:visited-style-name="Index_20_Link">Votre page d’accueil</text:a><text:a xlink:type="simple" xlink:href="#_Toc444085926" text:style-name="Index_20_Link" text:visited-style-name="Index_20_Link"><text:span text:style-name="T5"><text:tab/>3</text:span></text:a></text:p>
          <text:p text:style-name="Contents_20_2"><text:a xlink:type="simple" xlink:href="#_Toc444085927" text:style-name="Index_20_Link" text:visited-style-name="Index_20_Link"><text:span text:style-name="T6"></text:span></text:a><text:a xlink:type="simple" xlink:href="#_Toc444085927" text:style-name="Index_20_Link" text:visited-style-name="Index_20_Link"><text:span text:style-name="T4"><text:tab/></text:span></text:a><text:a xlink:type="simple" xlink:href="#_Toc444085927" text:style-name="Index_20_Link" text:visited-style-name="Index_20_Link">Page 1</text:a><text:a xlink:type="simple" xlink:href="#_Toc444085927" text:style-name="Index_20_Link" text:visited-style-name="Index_20_Link"><text:span text:style-name="T5"><text:tab/>3</text:span></text:a></text:p>
          <text:p text:style-name="Contents_20_2"><text:a xlink:type="simple" xlink:href="#_Toc444085928" text:style-name="Index_20_Link" text:visited-style-name="Index_20_Link"><text:span text:style-name="T6"></text:span></text:a><text:a xlink:type="simple" xlink:href="#_Toc444085928" text:style-name="Index_20_Link" text:visited-style-name="Index_20_Link"><text:span text:style-name="T4"><text:tab/></text:span></text:a><text:a xlink:type="simple" xlink:href="#_Toc444085928" text:style-name="Index_20_Link" text:visited-style-name="Index_20_Link">Page 2</text:a><text:a xlink:type="simple" xlink:href="#_Toc444085928" text:style-name="Index_20_Link" text:visited-style-name="Index_20_Link"><text:span text:style-name="T5"><text:tab/>3</text:span></text:a></text:p>
          <text:p text:style-name="Contents_20_2"><text:a xlink:type="simple" xlink:href="#_Toc444085929" text:style-name="Index_20_Link" text:visited-style-name="Index_20_Link"><text:span text:style-name="T6"></text:span></text:a><text:a xlink:type="simple" xlink:href="#_Toc444085929" text:style-name="Index_20_Link" text:visited-style-name="Index_20_Link"><text:span text:style-name="T4"><text:tab/></text:span></text:a><text:a xlink:type="simple" xlink:href="#_Toc444085929" text:style-name="Index_20_Link" text:visited-style-name="Index_20_Link">Page …</text:a><text:a xlink:type="simple" xlink:href="#_Toc444085929" text:style-name="Index_20_Link" text:visited-style-name="Index_20_Link"><text:span text:style-name="T5"><text:tab/>3</text:span></text:a></text:p>
          <text:p text:style-name="Contents_20_1"><text:a xlink:type="simple" xlink:href="#_Toc444085930" text:style-name="Index_20_Link" text:visited-style-name="Index_20_Link">4.</text:a><text:a xlink:type="simple" xlink:href="#_Toc444085930" text:style-name="Index_20_Link" text:visited-style-name="Index_20_Link"><text:span text:style-name="T3"><text:tab/></text:span></text:a><text:a xlink:type="simple" xlink:href="#_Toc444085930" text:style-name="Index_20_Link" text:visited-style-name="Index_20_Link">Vous êtes PROFIL 2</text:a><text:a xlink:type="simple" xlink:href="#_Toc444085930" text:style-name="Index_20_Link" text:visited-style-name="Index_20_Link"><text:span text:style-name="T5"><text:tab/>3</text:span></text:a></text:p>
          <text:p text:style-name="Contents_20_2"><text:a xlink:type="simple" xlink:href="#_Toc444085931" text:style-name="Index_20_Link" text:visited-style-name="Index_20_Link"><text:span text:style-name="T6"></text:span></text:a><text:a xlink:type="simple" xlink:href="#_Toc444085931" text:style-name="Index_20_Link" text:visited-style-name="Index_20_Link"><text:span text:style-name="T4"><text:tab/></text:span></text:a><text:a xlink:type="simple" xlink:href="#_Toc444085931" text:style-name="Index_20_Link" text:visited-style-name="Index_20_Link">Votre menu</text:a><text:a xlink:type="simple" xlink:href="#_Toc444085931" text:style-name="Index_20_Link" text:visited-style-name="Index_20_Link"><text:span text:style-name="T5"><text:tab/>3</text:span></text:a></text:p>
          <text:p text:style-name="Contents_20_2"><text:a xlink:type="simple" xlink:href="#_Toc444085932" text:style-name="Index_20_Link" text:visited-style-name="Index_20_Link"><text:span text:style-name="T6"></text:span></text:a><text:a xlink:type="simple" xlink:href="#_Toc444085932" text:style-name="Index_20_Link" text:visited-style-name="Index_20_Link"><text:span text:style-name="T4"><text:tab/></text:span></text:a><text:a xlink:type="simple" xlink:href="#_Toc444085932" text:style-name="Index_20_Link" text:visited-style-name="Index_20_Link">Votre page d’accueil</text:a><text:a xlink:type="simple" xlink:href="#_Toc444085932" text:style-name="Index_20_Link" text:visited-style-name="Index_20_Link"><text:span text:style-name="T5"><text:tab/>3</text:span></text:a></text:p>
          <text:p text:style-name="Contents_20_2"><text:a xlink:type="simple" xlink:href="#_Toc444085933" text:style-name="Index_20_Link" text:visited-style-name="Index_20_Link"><text:span text:style-name="T6"></text:span></text:a><text:a xlink:type="simple" xlink:href="#_Toc444085933" text:style-name="Index_20_Link" text:visited-style-name="Index_20_Link"><text:span text:style-name="T4"><text:tab/></text:span></text:a><text:a xlink:type="simple" xlink:href="#_Toc444085933" text:style-name="Index_20_Link" text:visited-style-name="Index_20_Link">Page 1</text:a><text:a xlink:type="simple" xlink:href="#_Toc444085933" text:style-name="Index_20_Link" text:visited-style-name="Index_20_Link"><text:span text:style-name="T5"><text:tab/>3</text:span></text:a></text:p>
          <text:p text:style-name="Contents_20_2"><text:a xlink:type="simple" xlink:href="#_Toc444085934" text:style-name="Index_20_Link" text:visited-style-name="Index_20_Link"><text:span text:style-name="T6"></text:span></text:a><text:a xlink:type="simple" xlink:href="#_Toc444085934" text:style-name="Index_20_Link" text:visited-style-name="Index_20_Link"><text:span text:style-name="T4"><text:tab/></text:span></text:a><text:a xlink:type="simple" xlink:href="#_Toc444085934" text:style-name="Index_20_Link" text:visited-style-name="Index_20_Link">Page 2</text:a><text:a xlink:type="simple" xlink:href="#_Toc444085934" text:style-name="Index_20_Link" text:visited-style-name="Index_20_Link"><text:span text:style-name="T5"><text:tab/>3</text:span></text:a></text:p>
          <text:p text:style-name="Contents_20_2"><text:a xlink:type="simple" xlink:href="#_Toc444085935" text:style-name="Index_20_Link" text:visited-style-name="Index_20_Link"><text:span text:style-name="T6"></text:span></text:a><text:a xlink:type="simple" xlink:href="#_Toc444085935" text:style-name="Index_20_Link" text:visited-style-name="Index_20_Link"><text:span text:style-name="T4"><text:tab/></text:span></text:a><text:a xlink:type="simple" xlink:href="#_Toc444085935" text:style-name="Index_20_Link" text:visited-style-name="Index_20_Link">Page …</text:a><text:a xlink:type="simple" xlink:href="#_Toc444085935" text:style-name="Index_20_Link" text:visited-style-name="Index_20_Link"><text:span text:style-name="T5"><text:tab/>3</text:span></text:a></text:p>
        </text:index-body>
      </text:table-of-content>
      <text:p text:style-name="Standard"/>
      <text:p text:style-name="P9"><text:bookmark-start text:name="_Toc444085917"/></text:p>
      <text:h text:style-name="P4" text:outline-level="1"><text:span text:style-name="T7">Vue d’ensemble et principes généraux</text:span><text:bookmark-end text:name="_Toc444085917"/></text:h>
      <text:p text:style-name="P11">L’acpplication web Locacar est une application web de gestion d’une entreprise de location de voitures.</text:p>
      <text:p text:style-name="P11"/>
      <text:p text:style-name="P11"/>
      <text:h text:style-name="Heading_20_1" text:outline-level="1"><text:bookmark-start text:name="_Toc444085918"/><text:span text:style-name="T7">Vous êtes ANONYME</text:span><text:bookmark-end text:name="_Toc444085918"/></text:h>
      <text:h text:style-name="Heading_20_2" text:outline-level="2"><text:bookmark-start text:name="_Toc444085920"/><draw:frame draw:style-name="fr1" draw:name="Image 1" text:anchor-type="as-char" svg:width="17.833cm" svg:height="1.138cm" draw:z-index="0"><draw:image xlink:href="Pictures/10000000000007690000003596EC1AD1CF97167B.png" xlink:type="simple" xlink:show="embed" xlink:actuate="onLoad" draw:mime-type="image/png"/></draw:frame></text:h>
      <text:h text:style-name="Heading_20_2" text:outline-level="2"><text:bookmark-end text:name="_Toc444085920"/>Accueil : formulaire de recherche d’un véhicule<text:bookmark text:name="_Toc444085921"/></text:h>
      <text:h text:style-name="Heading_20_2" text:outline-level="2">Trouver une agence : permet de trouver une agence par département et de rechercher un véhicule</text:h>
      <text:h text:style-name="Heading_20_2" text:outline-level="2">Connexion : permet de se connecter<text:bookmark text:name="_Toc444085923"/></text:h>
      <text:p text:style-name="Standard">Inscription : permet de s’inscrire</text:p>
      <text:h text:style-name="Heading_20_1" text:outline-level="1"><text:bookmark-start text:name="_Toc444085924"/><text:span text:style-name="T7">Vous êtes PROFIL </text:span><text:bookmark-end text:name="_Toc444085924"/><text:span text:style-name="T9">client.</text:span></text:h>
      <text:h text:style-name="Heading_20_2" text:outline-level="2"><text:bookmark-start text:name="_Toc444085926"/></text:h>
      <text:h text:style-name="Heading_20_2" text:outline-level="2">Votre page d’accueil<text:bookmark-end text:name="_Toc444085926"/>, <text:span text:style-name="T12">vos locations passais et en cour</text:span> </text:h>
      <text:h text:style-name="P6" text:outline-level="2">Accueil : formulaire de recherche d’un véhicule<text:bookmark text:name="_Toc4440859211"/></text:h>
      <text:h text:style-name="P6" text:outline-level="2">Trouver une agence : permet de trouver une agence par département et de rechercher un véhicule</text:h>
      <text:h text:style-name="P6" text:outline-level="2">Connexion : permet de se connecter<text:bookmark text:name="_Toc4440859231"/></text:h>
      <text:p text:style-name="P12">Déconnexion : permet de se déconnecter <text:s/>du site</text:p>
      <text:p text:style-name="P12"/>
      <text:list xml:id="list4097181229" text:style-name="WWNum9">
        <text:list-item>
          <text:h text:style-name="P5" text:outline-level="2"><text:bookmark-start text:name="_Toc444085927"/><text:soft-page-break/>Page 1<text:bookmark-end text:name="_Toc444085927"/></text:h>
        </text:list-item>
        <text:list-item>
          <text:h text:style-name="P5" text:outline-level="2"><text:bookmark-start text:name="_Toc444085928"/>Page 2<text:bookmark-end text:name="_Toc444085928"/></text:h>
        </text:list-item>
        <text:list-item>
          <text:h text:style-name="P5" text:outline-level="2"><text:bookmark-start text:name="_Toc444085929"/>Page …<text:bookmark-end text:name="_Toc444085929"/></text:h>
        </text:list-item>
      </text:list>
      <text:h text:style-name="P2" text:outline-level="1"><text:bookmark-start text:name="_Toc4440859301"/><text:span text:style-name="T7">Vous êtes PROFIL </text:span><text:bookmark-end text:name="_Toc4440859301"/><text:span text:style-name="T9">Consétionaire.</text:span></text:h>
      <text:h text:style-name="P6" text:outline-level="2"><text:bookmark-start text:name="_Toc4440859321"/><draw:frame draw:style-name="fr1" draw:name="Image3" text:anchor-type="as-char" svg:width="17.171cm" svg:height="1.323cm" draw:z-index="2"><draw:image xlink:href="Pictures/100000000000077A0000006988A8455C39F53BE1.png" xlink:type="simple" xlink:show="embed" xlink:actuate="onLoad" draw:mime-type="image/png"/></draw:frame></text:h>
      <text:h text:style-name="P6" text:outline-level="2"><text:bookmark-start text:name="_Toc4440859331"/><text:bookmark-end text:name="_Toc4440859321"/>Accueil : <text:span text:style-name="T13">véhicules dépendant de l’agence et, </text:span>formulaire de recherche d’un véhicule <text:span text:style-name="T13">dépendant de l’agence, (formulaire d’édition de véhicule.</text:span></text:h>
      <text:h text:style-name="P6" text:outline-level="2">Location <text:span text:style-name="T13">l’</text:span>agences : permet de consulter la liste des locations <text:span text:style-name="T13">afilier a</text:span> <text:span text:style-name="T13">l’</text:span>agence.</text:h>
      <text:h text:style-name="P6" text:outline-level="2"><text:bookmark-end text:name="_Toc4440859331"/>Enregistrer un client : permet d’inscrire un client qui fait une demande de location par téléphone <text:bookmark text:name="_Toc4440859351"/><text:span text:style-name="T13">à l’agence.</text:span></text:h>
      <text:p text:style-name="P12">Gérer les demandes de location : permet d’enregistrer une demande de location d’un client par téléphone</text:p>
      <text:p text:style-name="P12">Consulté disponibilité du véhicule : permet de consulter la disponibilité des véhicules pour une location entre deux dates </text:p>
      <text:p text:style-name="P12">Chiffre d’affaire : permet de consulter le chiffre d’affaire <text:span text:style-name="T13">de</text:span> <text:span text:style-name="T13">l’</text:span>agence.</text:p>
      <text:p text:style-name="P12">Déconnexion : permet de se déconnecter <text:s/>du site</text:p>
      <text:p text:style-name="P12"/>
      <text:p text:style-name="Standard"/>
      <text:h text:style-name="Heading_20_1" text:outline-level="1"><text:bookmark-start text:name="_Toc444085930"/><text:soft-page-break/><text:span text:style-name="T7">Vous êtes PROFIL </text:span><text:bookmark-end text:name="_Toc444085930"/><text:span text:style-name="T9">SRC.</text:span></text:h>
      <text:h text:style-name="Heading_20_2" text:outline-level="2"><text:bookmark-start text:name="_Toc444085932"/><draw:frame draw:style-name="fr1" draw:name="Image 2" text:anchor-type="as-char" svg:width="17.171cm" svg:height="1.323cm" draw:z-index="1"><draw:image xlink:href="Pictures/100000000000077A0000006988A8455C39F53BE1.png" xlink:type="simple" xlink:show="embed" xlink:actuate="onLoad" draw:mime-type="image/png"/></draw:frame></text:h>
      <text:h text:style-name="Heading_20_2" text:outline-level="2"><text:bookmark-start text:name="_Toc444085933"/><text:bookmark-end text:name="_Toc444085932"/>Accueil : formulaire de recherche d’un véhicule</text:h>
      <text:h text:style-name="Heading_20_2" text:outline-level="2">Location de toutes les agences : permet de consulter la liste des locations par agences</text:h>
      <text:h text:style-name="Heading_20_2" text:outline-level="2"><text:bookmark-end text:name="_Toc444085933"/>Enregistrer un client : permet d’inscrire un client qui fait une demande de location par téléphone sur le site <text:bookmark text:name="_Toc444085935"/></text:h>
      <text:p text:style-name="Standard">Gérer les demandes de location : permet d’enregistrer une demande de location d’un client par téléphone</text:p>
      <text:p text:style-name="Standard">Consulté disponibilité du véhicule : permet de consulter la disponibilité des véhicules pour une location entre deux dates </text:p>
      <text:p text:style-name="Standard">Chiffre d’affaire : permet de consulter le chiffre d’affaire par agence.</text:p>
      <text:p text:style-name="Standard">Déconnexion : permet de se déconnecter <text:s/>du site</text:p>
      <text:h text:style-name="P3" text:outline-level="1"><text:bookmark-start text:name="_Toc4440859302"/><text:span text:style-name="T7">Vous êtes PROFIL </text:span><text:bookmark-end text:name="_Toc4440859302"/><text:span text:style-name="T10">admin</text:span><text:span text:style-name="T9">.</text:span></text:h>
      <text:h text:style-name="P7" text:outline-level="2"><text:bookmark-start text:name="_Toc4440859322"/><draw:frame draw:style-name="fr1" draw:name="Image4" text:anchor-type="as-char" svg:width="17.171cm" svg:height="1.323cm" draw:z-index="3"><draw:image xlink:href="Pictures/100000000000077A0000006988A8455C39F53BE1.png" xlink:type="simple" xlink:show="embed" xlink:actuate="onLoad" draw:mime-type="image/png"/></draw:frame></text:h>
      <text:h text:style-name="P7" text:outline-level="2"><text:bookmark-start text:name="_Toc4440859332"/><text:bookmark-end text:name="_Toc4440859322"/>Accueil : formulaire de recherche d’un véhicule</text:h>
      <text:h text:style-name="P7" text:outline-level="2">Location de toutes les agences : permet de consulter la liste des locations par agences</text:h>
      <text:h text:style-name="P7" text:outline-level="2"><text:bookmark-end text:name="_Toc4440859332"/>Enregistrer un client : permet d’inscrire un client qui fait une demande de location par téléphone sur le site <text:bookmark text:name="_Toc4440859352"/></text:h>
      <text:p text:style-name="P13">Gérer les demandes de location : permet d’enregistrer <text:span text:style-name="T13">et de suprimer</text:span> <text:s/>une demande de location d’un client par téléphone</text:p>
      <text:p text:style-name="P13">Consulté disponibilité du véhicule : permet de consulter la disponibilité des véhicules pour une location entre deux dates </text:p>
      <text:p text:style-name="P13">Chiffre d’affaire : permet de consulter le chiffre d’affaire par agence <text:span text:style-name="T13">et pour l’entreprise</text:span>.</text:p>
      <text:h text:style-name="P7" text:outline-level="2"><text:soft-page-break/><text:span text:style-name="T13">Gérer</text:span> <text:span text:style-name="T13">les voiture</text:span> : permet d’<text:span text:style-name="T13">enregistrer</text:span> <text:span text:style-name="T13">ou suprimer</text:span> un<text:span text:style-name="T13">e voiture.</text:span> <text:bookmark text:name="_Toc44408593521"/></text:h>
      <text:h text:style-name="P7" text:outline-level="2"><text:span text:style-name="T13">Gérer</text:span> <text:span text:style-name="T13">les utilisateur</text:span> : permet d’<text:span text:style-name="T13">enregistrer</text:span> <text:span text:style-name="T13">ou suprimer</text:span> <text:span text:style-name="T13">un utilisateur.</text:span> <text:bookmark text:name="_Toc444085935211"/></text:h>
      <text:h text:style-name="P7" text:outline-level="2"><text:span text:style-name="T13">Gérer</text:span> <text:span text:style-name="T13">les agence</text:span> : permet d’<text:span text:style-name="T13">enregistrer</text:span> <text:span text:style-name="T13">ou suprimer</text:span> un<text:span text:style-name="T13">e agence.</text:span> <text:bookmark text:name="_Toc444085935212"/></text:h>
      <text:p text:style-name="P13"/>
      <text:p text:style-name="P13">Déconnexion : permet de se déconnecter <text:s/>du site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 fo:text-align="justify" style:justify-single-word="false" fo:hyphenation-ladder-count="no-limit">
        <style:tab-stops>
          <style:tab-stop style:position="0.776cm"/>
          <style:tab-stop style:position="15.984cm" style:type="right" style:leader-style="dotted" style:leader-text="."/>
        </style:tab-stops>
      </style:paragraph-properties>
      <style:text-properties fo:color="#4f81bd" loext:opacity="100%" style:font-name="Verdana" fo:font-family="Verdan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 fo:text-align="justify" style:justify-single-word="false" fo:hyphenation-ladder-count="no-limit"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fo:color="#000000" loext:opacity="100%" style:font-name="Verdana" fo:font-family="Verdana" style:font-family-generic="roman" style:font-pitch="variable" style:font-name-complex="Arial" style:font-family-complex="Arial" style:font-family-generic-complex="system" style:font-pitch-complex="variable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ous-titre_20_Car" style:display-name="Sous-titre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4f81bd" loext:opacity="100%" style:font-name="Cambria" fo:font-family="Cambria" style:font-family-generic="roman" style:font-pitch="variable"/>
    </style:style>
    <style:style style:name="ListLabel_20_8" style:display-name="ListLabel 8" style:family="text"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12pt" style:font-size-asian="12pt" style:font-size-complex="12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Manuel utilisateur - Application Xxxxx </text:span></text:p>
      </style:header>
      <style:footer>
        <text:p text:style-name="MP1">Page <text:span text:style-name="MT2"><text:page-number text:select-page="current">4</text:page-number></text:span><text:s/>sur <text:span text:style-name="MT2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turne</meta:initial-creator>
    <meta:editing-cycles>134</meta:editing-cycles>
    <meta:creation-date>2014-03-25T15:30:00</meta:creation-date>
    <dc:date>2021-04-03T15:13:32.196000000</dc:date>
    <meta:editing-duration>P1DT14H11M25S</meta:editing-duration>
    <meta:generator>LibreOffice/7.0.3.1$Windows_X86_64 LibreOffice_project/d7547858d014d4cf69878db179d326fc3483e082</meta:generator>
    <meta:document-statistic meta:table-count="0" meta:image-count="4" meta:object-count="0" meta:page-count="6" meta:paragraph-count="72" meta:word-count="565" meta:character-count="3294" meta:non-whitespace-character-count="2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